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C000000263A7AE694.jpg" manifest:media-type="image/jpeg"/>
  <manifest:file-entry manifest:full-path="Pictures/10000001000000360000002F2C3407BA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Helv" svg:font-family="Helv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49cm" fo:padding-bottom="0.149cm" fo:padding-left="0.299cm" fo:padding-right="0.299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Padrão-notes">
      <style:graphic-properties draw:stroke="none" draw:fill="none" draw:fill-color="#ffffff" draw:auto-grow-height="true" fo:min-height="11.397cm" loext:decorative="false"/>
      <style:paragraph-properties style:writing-mode="lr-tb"/>
    </style:style>
    <style:style style:name="co1" style:family="table-column">
      <style:table-column-properties style:column-width="15.529cm" style:use-optimal-column-width="false"/>
    </style:style>
    <style:style style:name="co2" style:family="table-column">
      <style:table-column-properties style:column-width="5.065cm" style:use-optimal-column-width="false"/>
    </style:style>
    <style:style style:name="co3" style:family="table-column">
      <style:table-column-properties style:column-width="2.193cm" style:use-optimal-column-width="false"/>
    </style:style>
    <style:style style:name="ro1" style:family="table-row">
      <style:table-row-properties style:row-height="1.573cm" style:use-optimal-row-height="false"/>
    </style:style>
    <style:style style:name="ro2" style:family="table-row">
      <style:table-row-properties style:row-height="1.029cm" style:use-optimal-row-height="false"/>
    </style:style>
    <style:style style:name="ro3" style:family="table-row">
      <style:table-row-properties style:row-height="0.932cm" style:use-optimal-row-height="false"/>
    </style:style>
    <style:style style:name="ro4" style:family="table-row">
      <style:table-row-properties style:row-height="1.026cm" style:use-optimal-row-height="false"/>
    </style:style>
    <style:style style:name="ro5" style:family="table-row">
      <style:table-row-properties style:row-height="1.024cm" style:use-optimal-row-height="false"/>
    </style:style>
    <style:style style:name="ce1" style:family="table-cell">
      <loext:graphic-properties draw:fill="solid" draw:fill-color="#008080" draw:opacity="100%" style:repeat="repeat" draw:textarea-vertical-align="top" fo:padding-top="0.1cm" fo:padding-bottom="0.1cm" fo:padding-left="0.1cm" fo:padding-right="0.1cm"/>
      <style:paragraph-properties fo:margin-left="0cm" fo:margin-right="0cm" fo:margin-top="0.123cm" fo:margin-bottom="0cm" fo:line-height="102%" fo:text-align="center" fo:text-indent="0cm" fo:border-left="0.28pt solid #808080" fo:border-right="0.28pt solid #808080" fo:border-top="0.28pt solid #808080" fo:border-bottom="none"/>
    </style:style>
    <style:style style:name="ce2" style:family="table-cell">
      <loext:graphic-properties draw:fill="solid" draw:fill-color="#c0c0c0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indent="0cm" fo:border-left="0.28pt solid #808080" fo:border-right="0.28pt solid #808080" fo:border-top="none" fo:border-bottom="none"/>
    </style:style>
    <style:style style:name="ce3" style:family="table-cell">
      <loext:graphic-properties draw:fill="solid" draw:fill-color="#c0c0c0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align="center" fo:text-indent="0cm" fo:border-left="0.28pt solid #808080" fo:border-right="0.28pt solid #808080" fo:border-top="none" fo:border-bottom="none"/>
    </style:style>
    <style:style style:name="ce4" style:family="table-cell">
      <loext:graphic-properties draw:fill-color="#c0c0c0" style:repeat="repeat" fo:padding-top="0.1cm" fo:padding-bottom="0.1cm" fo:padding-left="0.1cm" fo:padding-right="0.1cm"/>
      <style:paragraph-properties fo:border-left="0.28pt solid #808080" fo:border-right="0.28pt solid #808080" fo:border-top="none" fo:border-bottom="none"/>
    </style:style>
    <style:style style:name="ce5" style:family="table-cell">
      <loext:graphic-properties draw:fill="solid" draw:fill-color="#ffffff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indent="0cm" fo:border-left="0.28pt solid #808080" fo:border-right="0.28pt solid #808080" fo:border-top="none" fo:border-bottom="none"/>
    </style:style>
    <style:style style:name="ce6" style:family="table-cell">
      <loext:graphic-properties draw:fill="solid" draw:fill-color="#ffffff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align="center" fo:text-indent="0cm" fo:border-left="0.28pt solid #808080" fo:border-right="0.28pt solid #808080" fo:border-top="none" fo:border-bottom="none"/>
    </style:style>
    <style:style style:name="ce7" style:family="table-cell">
      <loext:graphic-properties draw:fill-color="#ffffff" style:repeat="repeat" fo:padding-top="0.1cm" fo:padding-bottom="0.1cm" fo:padding-left="0.1cm" fo:padding-right="0.1cm"/>
      <style:paragraph-properties fo:border-left="0.28pt solid #808080" fo:border-right="0.28pt solid #808080" fo:border-top="none" fo:border-bottom="none"/>
    </style:style>
    <style:style style:name="ce8" style:family="table-cell">
      <loext:graphic-properties draw:fill="solid" draw:fill-color="#808080" draw:opacity="-4900%" style:repeat="repeat" draw:textarea-vertical-align="middle" fo:padding-top="0cm" fo:padding-bottom="0.15cm" fo:padding-left="0.3cm" fo:padding-right="0.3cm"/>
      <style:paragraph-properties fo:margin-left="0cm" fo:margin-right="0cm" fo:margin-top="0.105cm" fo:margin-bottom="0cm" fo:line-height="102%" fo:text-indent="0cm" fo:border-left="0.28pt solid #808080" fo:border-right="0.28pt solid #808080" fo:border-top="none" fo:border-bottom="none"/>
    </style:style>
    <style:style style:name="ce9" style:family="table-cell">
      <loext:graphic-properties draw:fill="solid" draw:fill-color="#808080" draw:opacity="-4900%" style:repeat="repeat" draw:textarea-vertical-align="middle" fo:padding-top="0cm" fo:padding-bottom="0.15cm" fo:padding-left="0.3cm" fo:padding-right="0.3cm"/>
      <style:paragraph-properties fo:margin-left="0cm" fo:margin-right="0cm" fo:margin-top="0.105cm" fo:margin-bottom="0cm" fo:line-height="102%" fo:text-align="center" fo:text-indent="0cm" fo:border-left="0.28pt solid #808080" fo:border-right="0.28pt solid #808080" fo:border-top="none" fo:border-bottom="none"/>
    </style:style>
    <style:style style:name="ce10" style:family="table-cell">
      <loext:graphic-properties draw:fill="solid" draw:fill-color="#c0c0c0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indent="0cm" fo:border-left="0.28pt solid #808080" fo:border-right="0.28pt solid #808080" fo:border-top="none" fo:border-bottom="0.28pt solid #808080"/>
    </style:style>
    <style:style style:name="ce11" style:family="table-cell">
      <loext:graphic-properties draw:fill="solid" draw:fill-color="#c0c0c0" draw:opacity="100%" style:repeat="repeat" draw:textarea-vertical-align="middle" fo:padding-top="0.1cm" fo:padding-bottom="0.1cm" fo:padding-left="0.1cm" fo:padding-right="0.1cm"/>
      <style:paragraph-properties fo:margin-left="0cm" fo:margin-right="0cm" fo:margin-top="0.105cm" fo:margin-bottom="0cm" fo:line-height="102%" fo:text-align="center" fo:text-indent="0cm" fo:border-left="0.28pt solid #808080" fo:border-right="0.28pt solid #808080" fo:border-top="none" fo:border-bottom="0.28pt solid #808080"/>
    </style:style>
    <style:style style:name="ce12" style:family="table-cell">
      <loext:graphic-properties draw:fill-color="#c0c0c0" style:repeat="repeat" fo:padding-top="0.1cm" fo:padding-bottom="0.1cm" fo:padding-left="0.1cm" fo:padding-right="0.1cm"/>
      <style:paragraph-properties fo:border-left="0.28pt solid #808080" fo:border-right="0.28pt solid #808080" fo:border-top="none" fo:border-bottom="0.28pt solid 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123cm" fo:margin-bottom="0cm" fo:line-height="102%" fo:text-align="center" fo:text-indent="0cm"/>
    </style:style>
    <style:style style:name="P6" style:family="paragraph">
      <style:paragraph-properties fo:margin-left="0cm" fo:margin-right="0cm" fo:margin-top="0.105cm" fo:margin-bottom="0cm" fo:line-height="102%" fo:text-indent="0cm"/>
    </style:style>
    <style:style style:name="P7" style:family="paragraph">
      <style:paragraph-properties fo:margin-left="0cm" fo:margin-right="0cm" fo:margin-top="0.105cm" fo:margin-bottom="0cm" fo:line-height="102%" fo:text-align="center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" style:family="text">
      <style:text-properties fo:font-size="20pt" fo:language="pt" fo:country="BR" style:font-size-asian="20pt" style:font-size-complex="20pt"/>
    </style:style>
    <style:style style:name="T3" style:family="text">
      <style:text-properties fo:color="#ffffff" loext:opacity="100%" style:font-name="Tahoma"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Tahoma" fo:font-size="12pt" fo:language="pt" fo:country="BR" style:font-size-asian="12pt" style:font-size-complex="12pt"/>
    </style:style>
    <style:style style:name="T5" style:family="text">
      <style:text-properties fo:color="#000000" loext:opacity="100%" style:font-name="Tahoma" fo:font-size="12pt" fo:language="pt" fo:country="BR" style:font-name-asian="Tahoma" style:font-size-asian="12pt" style:font-name-complex="Tahoma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8">
        <office:forms form:automatic-focus="false" form:apply-design-mode="false"/>
        <draw:custom-shape draw:style-name="gr1" draw:text-style-name="P2" draw:layer="layout" svg:width="24.796cm" svg:height="1.361cm" svg:x="0cm" svg:y="1.257cm">
          <text:list text:style-name="L1">
            <text:list-header>
              <text:p text:style-name="P1"><text:span text:style-name="T1">Necessidades em Pré-proje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83cm" svg:height="1.146cm" svg:x="23.028cm" svg:y="16.448cm">
          <text:list text:style-name="L1">
            <text:list-header>
              <text:p text:style-name="P3"><text:span text:style-name="T2">1/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22.786cm" svg:height="6.609cm" svg:x="1.857cm" svg:y="3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2">
                  <text:list-header>
                    <text:p text:style-name="P5"><text:span text:style-name="T3">mmmmmmmmmmm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3">mmímmm mm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3">mmmmm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style-name="L3">
                  <text:list-header>
                    <text:p text:style-name="P6"><text:span text:style-name="T4">Bla bla bla 01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7"><text:span text:style-name="T5">mmmmmmmm/2009</text:span></text:p>
                  </text:list-header>
                </text:list>
              </table:table-cell>
              <table:table-cell table:style-name="ce4"/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 text:style-name="P6"><text:span text:style-name="T4">Bla Bla bla 02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7"><text:span text:style-name="T5">mmmmm/2010</text:span></text:p>
                  </text:list-header>
                </text:list>
              </table:table-cell>
              <table:table-cell table:style-name="ce7"/>
            </table:table-row>
            <table:table-row table:style-name="ro4">
              <table:table-cell table:style-name="ce2">
                <text:list text:style-name="L1">
                  <text:list-header>
                    <text:p text:style-name="P6"><text:span text:style-name="T4">Bla Bla bla 03</text:span></text:p>
                  </text:list-header>
                </text:list>
              </table:table-cell>
              <table:table-cell table:style-name="ce3">
                <text:list text:style-name="L3">
                  <text:list-header>
                    <text:p text:style-name="P7"><text:span text:style-name="T5">mmmmm/2010</text:span></text:p>
                  </text:list-header>
                </text:list>
              </table:table-cell>
              <table:table-cell table:style-name="ce4"/>
            </table:table-row>
            <table:table-row table:style-name="ro4">
              <table:table-cell table:style-name="ce8">
                <text:list text:style-name="L1">
                  <text:list-header>
                    <text:p text:style-name="P6"><text:span text:style-name="T4">Bla Bla bla 04</text:span></text:p>
                  </text:list-header>
                </text:list>
              </table:table-cell>
              <table:table-cell table:style-name="ce9">
                <text:list text:style-name="L3">
                  <text:list-header>
                    <text:p text:style-name="P7"><text:span text:style-name="T5">mmmmmmmm/2009</text:span></text:p>
                  </text:list-header>
                </text:list>
              </table:table-cell>
              <table:table-cell table:style-name="ce7"/>
            </table:table-row>
            <table:table-row table:style-name="ro5">
              <table:table-cell table:style-name="ce10">
                <text:list text:style-name="L1">
                  <text:list-header>
                    <text:p text:style-name="P6"><text:span text:style-name="T4">Bla Bla bla 05</text:span></text:p>
                  </text:list-header>
                </text:list>
              </table:table-cell>
              <table:table-cell table:style-name="ce11">
                <text:list text:style-name="L3">
                  <text:list-header>
                    <text:p text:style-name="P7"><text:span text:style-name="T5">mmmmmmmmm/2010</text:span></text:p>
                  </text:list-header>
                </text:list>
              </table:table-cell>
              <table:table-cell table:style-name="ce12"/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0.957cm" svg:height="0.834cm" svg:x="23.022cm" svg:y="7.5cm">
          <draw:image xlink:href="Pictures/10000001000000360000002F2C3407B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5" draw:text-style-name="P8" draw:layer="layout" svg:width="0.966cm" svg:height="0.833cm" svg:x="23.017cm" svg:y="6.367cm">
          <draw:image xlink:href="Pictures/100000000000002C000000263A7AE694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5" draw:text-style-name="P8" draw:layer="layout" svg:width="0.966cm" svg:height="0.834cm" svg:x="23.017cm" svg:y="4.366cm">
          <draw:image xlink:href="Pictures/100000000000002C000000263A7AE694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4" draw:text-style-name="P8" draw:layer="layout" svg:width="0.891cm" svg:height="0.776cm" svg:x="23.055cm" svg:y="5.4cm">
          <draw:image xlink:href="Pictures/10000001000000360000002F2C3407B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5" draw:text-style-name="P8" draw:layer="layout" svg:width="0.966cm" svg:height="0.834cm" svg:x="23.017cm" svg:y="8.5cm">
          <draw:image xlink:href="Pictures/100000000000002C000000263A7AE694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presentation:notes draw:style-name="dp2">
          <draw:page-thumbnail draw:style-name="gr6" draw:layer="layout" svg:width="12.7cm" svg:height="9.525cm" svg:x="3.175cm" svg:y="1.905cm" draw:page-number="1" presentation:class="page"/>
          <draw:frame presentation:style-name="pr1" draw:text-style-name="P9" draw:layer="layout" svg:width="15.205cm" svg:height="11.39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Helv" svg:font-family="Helv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18pt" style:font-style-asian="normal" style:font-weight-asian="normal" style:font-name-complex="Arial Unicode MS2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Arial Unicode MS1" style:font-family-asian="'Arial Unicode M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 style:writing-mode="lr-tb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left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18pt" style:font-style-asian="normal" style:font-weight-asian="normal" style:font-name-complex="Arial Unicode MS2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 style:writing-mode="lr-tb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lef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cm" fo:padding-bottom="0cm" fo:padding-left="0cm" fo:padding-right="0cm" style:writing-mode="lr-tb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lef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32pt" style:font-style-asian="normal" style:font-weight-asian="normal" style:font-name-complex="Arial Unicode MS2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style:writing-mode="lr-tb"/>
      <style:paragraph-properties fo:margin-left="2.063cm" fo:margin-right="0cm" fo:margin-top="0.246cm" fo:margin-bottom="0cm" fo:line-height="100%" fo:text-align="lef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8pt" style:font-style-asian="normal" style:font-weight-asian="normal" style:font-name-complex="Arial Unicode MS2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graphic-properties style:writing-mode="lr-tb"/>
      <style:paragraph-properties fo:margin-left="3.175cm" fo:margin-right="0cm" fo:margin-top="0.211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4pt" style:font-style-asian="normal" style:font-weight-asian="normal" style:font-name-complex="Arial Unicode MS2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graphic-properties style:writing-mode="lr-tb"/>
      <style:paragraph-properties fo:margin-left="4.44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graphic-properties style:writing-mode="lr-tb"/>
      <style:paragraph-properties fo:margin-left="5.71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graphic-properties style:writing-mode="lr-tb"/>
      <style:paragraph-properties fo:margin-left="5.71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graphic-properties style:writing-mode="lr-tb"/>
      <style:paragraph-properties fo:margin-left="5.71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graphic-properties style:writing-mode="lr-tb"/>
      <style:paragraph-properties fo:margin-left="5.71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graphic-properties style:writing-mode="lr-tb"/>
      <style:paragraph-properties fo:margin-left="5.715cm" fo:margin-right="0cm" fo:margin-top="0.176cm" fo:margin-bottom="0cm" fo:line-height="100%" fo:text-align="lef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20pt" style:font-style-asian="normal" style:font-weight-asian="normal" style:font-name-complex="Arial Unicode MS2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 style:writing-mode="lr-tb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32pt" style:font-style-asian="normal" style:font-weight-asian="normal" style:font-name-complex="Arial Unicode MS2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44pt" fo:font-style="normal" fo:text-shadow="none" style:text-underline-style="none" fo:font-weight="normal" style:font-name-asian="Arial Unicode MS2" style:font-family-asian="'Arial Unicode MS'" style:font-family-generic-asian="swiss" style:font-pitch-asian="variable" style:font-size-asian="44pt" style:font-style-asian="normal" style:font-weight-asian="normal" style:font-name-complex="Arial Unicode MS2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style:writing-mode="lr-tb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font-independent-line-spacing="true"/>
    </style:style>
    <style:style style:name="MP10" style:family="paragraph">
      <style:paragraph-properties fo:margin-left="0cm" fo:margin-right="0cm" fo:text-align="right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right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3.401cm" svg:height="0.723cm" svg:x="1.513cm" svg:y="17.59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25cm" svg:height="3.725cm" svg:x="1.269cm" svg:y="0.484cm" presentation:class="title" presentation:placeholder="true">
        <draw:text-box/>
      </draw:frame>
      <draw:frame presentation:style-name="Padrão-outline1" draw:layer="backgroundobjects" svg:width="22.825cm" svg:height="8.146cm" svg:x="1.269cm" svg:y="4.457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Mpr1" draw:text-style-name="MP9" draw:layer="backgroundobjects" svg:width="8.22cm" svg:height="1.236cm" svg:x="0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1" draw:text-style-name="MP11" draw:layer="backgroundobjects" svg:width="8.219cm" svg:height="1.236cm" svg:x="10.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665cm" svg:height="9.491cm" svg:x="3.174cm" svg:y="1.905cm" presentation:class="page"/>
        <draw:frame presentation:style-name="Padrão-notes" draw:layer="backgroundobjects" svg:width="15.205cm" svg:height="11.396cm" svg:x="1.904cm" svg:y="12.064cm" presentation:class="notes" presentation:placeholder="true">
          <draw:text-box/>
        </draw:frame>
        <draw:frame presentation:style-name="Mpr2" draw:text-style-name="MP9" draw:layer="backgroundobjects" svg:width="8.22cm" svg:height="1.235cm" svg:x="0cm" svg:y="24.125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2" draw:text-style-name="MP11" draw:layer="backgroundobjects" svg:width="8.219cm" svg:height="1.235cm" svg:x="10.79cm" svg:y="24.125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Slide 1</dc:title>
    <meta:initial-creator>Petrobras</meta:initial-creator>
    <meta:creation-date>2008-10-08T16:58:22</meta:creation-date>
    <dc:date>2025-12-04T14:41:26.062351241</dc:date>
    <meta:editing-cycles>5049</meta:editing-cycles>
    <meta:editing-duration>P22DT9H21M14S</meta:editing-duration>
    <meta:generator>LibreOfficeDev/26.2.0.0.alpha1$Linux_X86_64 LibreOffice_project/df0e650e2dcb8b2084b4d61d8fe4e17272df9ee9</meta:generator>
    <meta:document-statistic meta:object-count="38"/>
  </office:meta>
</office:document-meta>
</file>